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att-MuSigma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_group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1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ssions_nd_hel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tting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areable_lin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ell_cell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plit_coalesc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r_coun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o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verify_outpu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orkspac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1:13:33.706585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44</meta:editing-cycles>
    <meta:print-date>2015-08-11T07:19:34</meta:print-date>
    <meta:creation-date>2015-08-11T07:17:40</meta:creation-date>
    <dc:date>2016-08-26T12:03:34.266027967</dc:date>
    <meta:editing-duration>PT13H15M18S</meta:editing-duration>
    <meta:generator>LibreOffice/4.2.8.2$Linux_X86_64 LibreOffice_project/420m0$Build-2</meta:generator>
    <meta:document-statistic meta:table-count="1" meta:cell-count="86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